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9a3d3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99da07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start="Arrow" draw:marker-end="Arrow" draw:fill="none" draw:textarea-vertical-align="middle"/>
    </style:style>
    <style:style style:name="gr6" style:family="graphic" style:parent-style-name="standard">
      <style:graphic-properties svg:stroke-color="#000000" draw:fill="solid" draw:fill-color="#f68d61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696cm"/>
    </style:style>
    <style:style style:name="gr8" style:family="graphic" style:parent-style-name="standard">
      <style:graphic-properties svg:stroke-color="#000000" draw:marker-start="Arrow" draw:textarea-vertical-align="middle"/>
    </style:style>
    <style:style style:name="gr9" style:family="graphic" style:parent-style-name="standard">
      <style:graphic-properties svg:stroke-color="#000000" draw:textarea-vertical-align="middle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/>
    </style:style>
    <style:style style:name="P4" style:family="paragraph">
      <style:paragraph-properties fo:text-align="center"/>
      <style:text-properties style:font-name="Tw Cen MT" fo:font-size="12pt" style:font-size-asian="12pt" style:font-size-complex="12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2cm" svg:height="5.3cm" svg:x="7.3cm" svg:y="3.7cm"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cm" svg:height="3cm" svg:x="1.6cm" svg:y="4.8cm">
          <text:p text:style-name="P2"><text:span text:style-name="T1">PHY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5cm" svg:y1="5.1cm" svg:x2="8.2cm" svg:y2="5.1cm">
          <text:p/>
        </draw:line>
        <draw:line draw:style-name="gr3" draw:text-style-name="P2" draw:layer="layout" svg:x1="8.3cm" svg:y1="5.5cm" svg:x2="4.5cm" svg:y2="5.5cm">
          <text:p/>
        </draw:line>
        <draw:frame draw:style-name="gr4" draw:text-style-name="P3" draw:layer="layout" svg:width="2.081cm" svg:height="0.945cm" svg:x="4.919cm" svg:y="4.155cm">
          <draw:text-box>
            <text:p><text:span text:style-name="T1">RGMII</text:span></text:p>
          </draw:text-box>
        </draw:frame>
        <draw:frame draw:style-name="gr4" draw:text-style-name="P3" draw:layer="layout" svg:width="1.45cm" svg:height="0.945cm" svg:x="5.2cm" svg:y="6.2cm">
          <draw:text-box>
            <text:p><text:span text:style-name="T1">SMI</text:span></text:p>
          </draw:text-box>
        </draw:frame>
        <draw:line draw:style-name="gr5" draw:text-style-name="P2" draw:layer="layout" svg:x1="4.5cm" svg:y1="7.3cm" svg:x2="8.3cm" svg:y2="7.3cm">
          <text:p/>
        </draw:line>
        <draw:custom-shape draw:style-name="gr6" draw:text-style-name="P4" xml:id="id1" draw:id="id1" draw:layer="layout" svg:width="2.2cm" svg:height="2.1cm" svg:x="8.2cm" svg:y="4.1cm">
          <text:p text:style-name="P2"><text:span text:style-name="T2">Ethernet</text:span></text:p>
          <text:p text:style-name="P2"><text:span text:style-name="T2">MA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1cm" svg:x="11.1cm" svg:y="6.3cm">
          <text:p text:style-name="P2"><text:span text:style-name="T2">PHY</text:span></text:p>
          <text:p text:style-name="P2"><text:span text:style-name="T2">dri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2.293cm" svg:height="0.946cm" svg:x="16.007cm" svg:y="7.9cm">
          <draw:text-box>
            <text:p text:style-name="P2"><text:span text:style-name="T1">xCORE</text:span></text:p>
          </draw:text-box>
        </draw:frame>
        <draw:custom-shape draw:style-name="gr6" draw:text-style-name="P4" xml:id="id2" draw:id="id2" draw:layer="layout" svg:width="2.2cm" svg:height="2.1cm" svg:x="14.6cm" svg:y="4.1cm">
          <text:p text:style-name="P2"><text:span text:style-name="T2">Appli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2cm" svg:height="2.1cm" svg:x="8.3cm" svg:y="6.3cm">
          <text:p text:style-name="P2"><text:span text:style-name="T2">SMI</text:span></text:p>
          <text:p text:style-name="P2"><text:span text:style-name="T2">driv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2" draw:layer="layout" draw:line-skew="-0.795cm" svg:x1="10.388cm" svg:y1="5.15cm" svg:x2="11.434cm" svg:y2="6.64cm" svg:d="M10388 5150v-50h1046v1540" svg:viewBox="0 0 1047 1541">
          <text:p/>
        </draw:connector>
        <draw:connector draw:style-name="gr9" draw:text-style-name="P2" draw:layer="layout" draw:line-skew="0.401cm" svg:x1="10.078cm" svg:y1="4.407cm" svg:x2="14.922cm" svg:y2="4.407cm" draw:start-shape="id1" draw:start-glue-point="11" draw:end-shape="id2" draw:end-glue-point="5" svg:d="M10078 4407v-407h4844v407" svg:viewBox="0 0 4845 408">
          <text:p/>
        </draw:connector>
        <draw:connector draw:style-name="gr9" draw:text-style-name="P2" draw:layer="layout" svg:x1="10.491cm" svg:y1="7.4cm" svg:x2="11.104cm" svg:y2="7.4cm" svg:d="M10491 7400h613" svg:viewBox="0 0 614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id Lacey</meta:initial-creator>
    <meta:creation-date>2015-03-21T15:51:04.685482419</meta:creation-date>
    <dc:date>2015-03-21T17:42:45.263358860</dc:date>
    <dc:creator>David Lacey</dc:creator>
    <meta:editing-duration>P0D</meta:editing-duration>
    <meta:editing-cycles>2</meta:editing-cycles>
    <meta:generator>LibreOffice/4.2.7.2$Linux_X86_64 LibreOffice_project/420m0$Build-2</meta:generator>
    <meta:document-statistic meta:object-count="15"/>
  </office:meta>
</office:document-meta>
</file>